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tscp/bails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23d" officeooo:paragraph-rsid="000162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xml:id="id994626588" text:style-name="P1"><text:meta-field xml:id="id2076833188">(Sign </text:meta-field><text:meta-field xml:id="id3560639571">GB)</text:meta-field>Te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text:user-defined style:data-style-name="N0" text:name="urn:bails:IntellectualProperty:Marking:document-header">Classification: General Business</text:user-defined></text:p>
      </style:header>
    </style:master-page>
    <style:master-page style:name="First_20_Page" style:display-name="First Page" style:page-layout-name="Mpm1" draw:style-name="Mdp1" style:next-style-name="Standard">
      <style:header>
        <text:p text:style-name="Header"><text:user-defined style:data-style-name="N0" text:name="urn:bails:IntellectualProperty:Marking:document-header">Classification: General Business</text:user-defined></text:p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><text:user-defined style:data-style-name="N0" text:name="urn:bails:IntellectualProperty:Marking:document-header">Classification: General Business</text:user-defined></text:p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><text:user-defined style:data-style-name="N0" text:name="urn:bails:IntellectualProperty:Marking:document-header">Classification: General Business</text:user-defined></text:p>
      </style:header>
    </style:master-page>
    <style:master-page style:name="Envelope" style:page-layout-name="Mpm4" draw:style-name="Mdp1">
      <style:header>
        <text:p text:style-name="Header"><text:user-defined style:data-style-name="N0" text:name="urn:bails:IntellectualProperty:Marking:document-header">Classification: General Business</text:user-defined></text:p>
      </style:header>
    </style:master-page>
    <style:master-page style:name="Index" style:page-layout-name="Mpm1" draw:style-name="Mdp1">
      <style:header>
        <text:p text:style-name="Header"><text:user-defined style:data-style-name="N0" text:name="urn:bails:IntellectualProperty:Marking:document-header">Classification: General Business</text:user-defined></text:p>
      </style:header>
    </style:master-page>
    <style:master-page style:name="HTML" style:page-layout-name="Mpm5" draw:style-name="Mdp1">
      <style:header>
        <text:p text:style-name="Header"><text:user-defined style:data-style-name="N0" text:name="urn:bails:IntellectualProperty:Marking:document-header">Classification: General Business</text:user-defined></text:p>
      </style:header>
    </style:master-page>
    <style:master-page style:name="Footnote" style:page-layout-name="Mpm6" draw:style-name="Mdp1">
      <style:header>
        <text:p text:style-name="Header"><text:user-defined style:data-style-name="N0" text:name="urn:bails:IntellectualProperty:Marking:document-header">Classification: General Business</text:user-defined></text:p>
      </style:header>
    </style:master-page>
    <style:master-page style:name="Endnote" style:page-layout-name="Mpm6" draw:style-name="Mdp1">
      <style:header>
        <text:p text:style-name="Header"><text:user-defined style:data-style-name="N0" text:name="urn:bails:IntellectualProperty:Marking:document-header">Classification: General Business</text:user-defined></text:p>
      </style:header>
    </style:master-page>
    <style:master-page style:name="Landscape" style:page-layout-name="Mpm7" draw:style-name="Mdp1">
      <style:header>
        <text:p text:style-name="Header"><text:user-defined style:data-style-name="N0" text:name="urn:bails:IntellectualProperty:Marking:document-header">Classification: General Business</text:user-defined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5:14:58.352960771</meta:creation-date>
    <dc:date>2024-06-05T15:15:16.461655904</dc:date>
    <meta:editing-duration>PT19S</meta:editing-duration>
    <meta:editing-cycles>1</meta:editing-cycles>
    <meta:generator>LibreOfficeDev/24.8.0.0.alpha1$Linux_X86_64 LibreOffice_project/a80972a41e7bca6acfb64c7fb519f4d5430c5aa4</meta:generator>
    <meta:document-statistic meta:table-count="0" meta:image-count="0" meta:object-count="0" meta:page-count="1" meta:paragraph-count="11" meta:word-count="32" meta:character-count="333" meta:non-whitespace-character-count="312"/>
    <meta:user-defined meta:name="urn:bails:IntellectualProperty:Authorization:StartValidity">2024-06-05T16:03:40,809199394</meta:user-defined>
    <meta:user-defined meta:name="urn:bails:IntellectualProperty:Authorization:StopValidity">None</meta:user-defined>
    <meta:user-defined meta:name="urn:bails:IntellectualProperty:BusinessAuthorization:Identifier">urn:example:tscp:1</meta:user-defined>
    <meta:user-defined meta:name="urn:bails:IntellectualProperty:BusinessAuthorization:Locator">None</meta:user-defined>
    <meta:user-defined meta:name="urn:bails:IntellectualProperty:BusinessAuthorization:Name" meta:value-type="string">None</meta:user-defined>
    <meta:user-defined meta:name="urn:bails:IntellectualProperty:BusinessAuthorizationCategory:Identifier" meta:value-type="string">urn:example:tscp:1:general-business</meta:user-defined>
    <meta:user-defined meta:name="urn:bails:IntellectualProperty:BusinessAuthorizationCategory:Identifier:OID" meta:value-type="string">None</meta:user-defined>
    <meta:user-defined meta:name="urn:bails:IntellectualProperty:BusinessAuthorizationCategory:Locator" meta:value-type="string">None</meta:user-defined>
    <meta:user-defined meta:name="urn:bails:IntellectualProperty:BusinessAuthorizationCategory:Name" meta:value-type="string">General Business</meta:user-defined>
    <meta:user-defined meta:name="urn:bails:IntellectualProperty:CreationOrigin" meta:value-type="string">BAF_POLICY</meta:user-defined>
    <meta:user-defined meta:name="urn:bails:IntellectualProperty:Impact:Level:Availability" meta:value-type="string">1</meta:user-defined>
    <meta:user-defined meta:name="urn:bails:IntellectualProperty:Impact:Level:Confidentiality" meta:value-type="string">1</meta:user-defined>
    <meta:user-defined meta:name="urn:bails:IntellectualProperty:Impact:Level:Integrity" meta:value-type="string">1</meta:user-defined>
    <meta:user-defined meta:name="urn:bails:IntellectualProperty:Impact:Scale" meta:value-type="string">UK-Cabinet</meta:user-defined>
    <meta:user-defined meta:name="urn:bails:IntellectualProperty:Marking:document-footer" meta:value-type="string"/>
    <meta:user-defined meta:name="urn:bails:IntellectualProperty:Marking:document-header" meta:value-type="string">Classification: General Business</meta:user-defined>
    <meta:user-defined meta:name="urn:bails:IntellectualProperty:Marking:document-watermark" meta:value-type="string"/>
    <meta:user-defined meta:name="urn:bails:IntellectualProperty:Marking:email-first-line-of-text" meta:value-type="string"/>
    <meta:user-defined meta:name="urn:bails:IntellectualProperty:Marking:email-last-line-of-text" meta:value-type="string"/>
    <meta:user-defined meta:name="urn:bails:IntellectualProperty:Marking:email-subject-prefix" meta:value-type="string"/>
    <meta:user-defined meta:name="urn:bails:IntellectualProperty:Marking:email-subject-suffix" meta:value-type="string"/>
    <meta:user-defined meta:name="urn:bails:IntellectualProperty:Marking:general-distribution-statement" meta:value-type="string"/>
    <meta:user-defined meta:name="urn:bails:IntellectualProperty:Marking:general-distribution-statement:ext:2" meta:value-type="string"/>
    <meta:user-defined meta:name="urn:bails:IntellectualProperty:Marking:general-distribution-statement:ext:3" meta:value-type="string"/>
    <meta:user-defined meta:name="urn:bails:IntellectualProperty:Marking:general-distribution-statement:ext:4" meta:value-type="string"/>
    <meta:user-defined meta:name="urn:bails:IntellectualProperty:Marking:general-summary" meta:value-type="string"/>
    <meta:user-defined meta:name="urn:bails:IntellectualProperty:Marking:general-warning-statement" meta:value-type="string"/>
    <meta:user-defined meta:name="urn:bails:IntellectualProperty:Marking:general-warning-statement:ext:2" meta:value-type="string"/>
    <meta:user-defined meta:name="urn:bails:IntellectualProperty:Marking:general-warning-statement:ext:3" meta:value-type="string"/>
    <meta:user-defined meta:name="urn:bails:IntellectualProperty:Marking:general-warning-statement:ext:4" meta:value-type="string"/>
    <meta:user-defined meta:name="urn:bails:IntellectualProperty:MarkingPrecedence" meta:value-type="string">None</meta:user-defined>
    <meta:user-defined meta:name="urn:bails:IntellectualProperty:Policy:Identifier" meta:value-type="string">None</meta:user-defined>
    <meta:user-defined meta:name="urn:bails:IntellectualProperty:Policy:Name" meta:value-type="string">TSCP Example Policy</meta:user-defined>
    <meta:user-defined meta:name="urn:bails:IntellectualProperty:PolicyAuthority:Country" meta:value-type="string">None</meta:user-defined>
    <meta:user-defined meta:name="urn:bails:IntellectualProperty:PolicyAuthority:Identifier" meta:value-type="string">None</meta:user-defined>
    <meta:user-defined meta:name="urn:bails:IntellectualProperty:PolicyAuthority:Name" meta:value-type="string">TSCP Example Policy Authority</meta:user-defined>
  </office:meta>
</office:document-meta>
</file>